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5.715cm"/>
    </style:style>
    <style:style style:name="P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695cm" svg:height="25.965cm" svg:x="0.895cm" svg:y="0.975cm">
          <draw:text-box>
            <text:p text:style-name="P1">GRID GARDEN</text:p>
            <text:p text:style-name="P2">You win! By the power of CSS grid, you were able to grow enough carrots for Froggy to bake his world famous 20-carrot cake. What, were you expecting a different hoppy friend?</text:p>
            <text:p text:style-name="P2">If you enjoyed Grid Garden, be sure to check out <text:a xlink:href="http://flexboxfroggy.com/" xlink:type="simple">Flexbox Froggy</text:a> to learn about another powerful new feature of CSS layout. You can also keep up-to-date with my other projects on <text:a xlink:href="http://thomaspark.co/" xlink:type="simple">my blog</text:a> or <text:a xlink:href="https://twitter.com/thomashpark" xlink:type="simple">Twitter</text:a>.</text:p>
            <text:p text:style-name="P2">Want to support Grid Garden? Try out the topnotch web design and coding courses offered by <text:a xlink:href="http://treehouse.7eer.net/c/371033/228915/3944?subId1=gridgarden" xlink:type="simple">Treehouse</text:a>. And spread the word to your friends and family about Grid Garden!</text:p>
            <text:p text:style-name="P2"><text:a xlink:href="http://flexboxfroggy.com/" xlink:type="simple"/> <text:a xlink:href="http://treehouse.7eer.net/c/371033/228915/3944?subId1=gridgarden" xlink:type="simple"/></text:p>
            <text:p text:style-name="P2">  </text:p>
            <text:p text:style-name="P2">Grid Garden is created by <text:a xlink:href="https://codepip.com/" xlink:type="simple">Codepip</text:a> • <text:a xlink:href="https://github.com/thomaspark/gridgarden/" xlink:type="simple">GitHub</text:a> • <text:a xlink:href="https://twitter.com/playcodepip" xlink:type="simple">Twitter</text:a> • EnglishWant to learn CSS flexbox? Play <text:a xlink:href="http://flexboxfroggy.com/" xlink:type="simple">Flexbox Froggy</text:a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9:11:21.563241019</meta:creation-date>
    <dc:date>2018-03-19T19:12:50.648648232</dc:date>
    <meta:editing-duration>PT1M33S</meta:editing-duration>
    <meta:editing-cycles>1</meta:editing-cycles>
    <meta:document-statistic meta:object-count="1"/>
    <meta:generator>LibreOffice/5.4.5.1$Linux_X86_64 LibreOffice_project/40m0$Build-1</meta:generator>
  </office:meta>
</office:document-meta>
</file>